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1.522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8437in"/>
    </style:style>
    <style:style style:name="co13" style:family="table-column">
      <style:table-column-properties fo:break-before="auto" style:column-width="1.9618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2.1118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2.1547in"/>
    </style:style>
    <style:style style:name="co18" style:family="table-column">
      <style:table-column-properties fo:break-before="auto" style:column-width="2.1335in"/>
    </style:style>
    <style:style style:name="co19" style:family="table-column">
      <style:table-column-properties fo:break-before="auto" style:column-width="2.1437in"/>
    </style:style>
    <style:style style:name="co20" style:family="table-column">
      <style:table-column-properties fo:break-before="auto" style:column-width="1.9189in"/>
    </style:style>
    <style:style style:name="co21" style:family="table-column">
      <style:table-column-properties fo:break-before="auto" style:column-width="2.1764in"/>
    </style:style>
    <style:style style:name="co22" style:family="table-column">
      <style:table-column-properties fo:break-before="auto" style:column-width="1.1791in"/>
    </style:style>
    <style:style style:name="co23" style:family="table-column">
      <style:table-column-properties fo:break-before="auto" style:column-width="1.4154in"/>
    </style:style>
    <style:style style:name="co24" style:family="table-column">
      <style:table-column-properties fo:break-before="auto" style:column-width="1.7256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7339in" svg:y="7.9606in">
            <draw:object draw:notify-on-update-of-ranges="Sheet1.B2:Sheet1.B15 Sheet1.C2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011" table:default-cell-style-name="ce1"/>
        <table:table-row table:style-name="ro1">
          <table:table-cell office:value-type="string" calcext:value-type="string">
            <text:p>矩阵大小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superlu</text:p>
          </table:table-cell>
          <table:table-cell office:value-type="string" calcext:value-type="string">
            <text:p>L的稀疏度(%)</text:p>
          </table:table-cell>
          <table:table-cell office:value-type="string" calcext:value-type="string">
            <text:p>U的稀疏度(%)</text:p>
          </table:table-cell>
          <table:table-cell office:value-type="string" calcext:value-type="string">
            <text:p>A的稀疏度（%）</text:p>
          </table:table-cell>
          <table:table-cell office:value-type="string" calcext:value-type="string">
            <text:p>置换A</text:p>
          </table:table-cell>
          <table:table-cell office:value-type="string" calcext:value-type="string">
            <text:p>行交换次数</text:p>
          </table:table-cell>
          <table:table-cell office:value-type="string" calcext:value-type="string">
            <text:p>L的非零元个数（LU）</text:p>
          </table:table-cell>
          <table:table-cell office:value-type="string" calcext:value-type="string">
            <text:p>U的非零元个数（LU）</text:p>
          </table:table-cell>
          <table:table-cell office:value-type="string" calcext:value-type="string">
            <text:p>A的非零元个数</text:p>
          </table:table-cell>
          <table:table-cell office:value-type="string" calcext:value-type="string">
            <text:p>L的非零元个数（superLU）</text:p>
          </table:table-cell>
          <table:table-cell office:value-type="string" calcext:value-type="string">
            <text:p>U的非零元个数（superLU）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00*100 (olm100)</text:p>
          </table:table-cell>
          <table:table-cell office:value-type="float" office:value="0.001792" calcext:value-type="float">
            <text:p>0.001792</text:p>
          </table:table-cell>
          <table:table-cell office:value-type="float" office:value="0.000232" calcext:value-type="float">
            <text:p>0.000232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248" calcext:value-type="float">
            <text:p>248</text:p>
          </table:table-cell>
          <table:table-cell office:value-type="float" office:value="536" calcext:value-type="float">
            <text:p>536</text:p>
          </table:table-cell>
          <table:table-cell office:value-type="float" office:value="396" calcext:value-type="float">
            <text:p>396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578" calcext:value-type="float">
            <text:p>5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53*153 (bcsstk05)</text:p>
          </table:table-cell>
          <table:table-cell table:number-columns-repeated="2" office:value-type="float" office:value="0.007436" calcext:value-type="float">
            <text:p>0.007436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table:style-name="ce5" office:value-type="float" office:value="2592" calcext:value-type="float">
            <text:p>2592</text:p>
          </table:table-cell>
          <table:table-cell table:style-name="ce5" office:value-type="float" office:value="3614" calcext:value-type="float">
            <text:p>3614</text:p>
          </table:table-cell>
          <table:table-cell office:value-type="float" office:value="1288" calcext:value-type="float">
            <text:p>1288</text:p>
          </table:table-cell>
          <table:table-cell office:value-type="float" office:value="2522" calcext:value-type="float">
            <text:p>2522</text:p>
          </table:table-cell>
          <table:table-cell office:value-type="float" office:value="3583" calcext:value-type="float">
            <text:p>358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63*363 (str_400)</text:p>
          </table:table-cell>
          <table:table-cell office:value-type="float" office:value="0.05092" calcext:value-type="float">
            <text:p>0.05092</text:p>
          </table:table-cell>
          <table:table-cell office:value-type="float" office:value="0.001619" calcext:value-type="float">
            <text:p>0.001619</text:p>
          </table:table-cell>
          <table:table-cell table:number-columns-repeated="4"/>
          <table:table-cell office:value-type="float" office:value="358" calcext:value-type="float">
            <text:p>358</text:p>
          </table:table-cell>
          <table:table-cell office:value-type="float" office:value="2568" calcext:value-type="float">
            <text:p>2568</text:p>
          </table:table-cell>
          <table:table-cell office:value-type="float" office:value="4055" calcext:value-type="float">
            <text:p>4055</text:p>
          </table:table-cell>
          <table:table-cell office:value-type="float" office:value="3157" calcext:value-type="float">
            <text:p>3157</text:p>
          </table:table-cell>
          <table:table-cell table:style-name="ce5" office:value-type="float" office:value="3225" calcext:value-type="float">
            <text:p>3225</text:p>
          </table:table-cell>
          <table:table-cell table:style-name="ce5" office:value-type="float" office:value="4820" calcext:value-type="float">
            <text:p>48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0*400（ck400）</text:p>
          </table:table-cell>
          <table:table-cell office:value-type="float" office:value="0.075356" calcext:value-type="float">
            <text:p>0.075356</text:p>
          </table:table-cell>
          <table:table-cell office:value-type="float" office:value="0.001141" calcext:value-type="float">
            <text:p>0.001141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table:style-name="ce5" office:value-type="float" office:value="16012" calcext:value-type="float">
            <text:p>16012</text:p>
          </table:table-cell>
          <table:table-cell table:style-name="ce5" office:value-type="float" office:value="8157" calcext:value-type="float">
            <text:p>8157</text:p>
          </table:table-cell>
          <table:table-cell office:value-type="float" office:value="2860" calcext:value-type="float">
            <text:p>2860</text:p>
          </table:table-cell>
          <table:table-cell office:value-type="float" office:value="1929" calcext:value-type="float">
            <text:p>1929</text:p>
          </table:table-cell>
          <table:table-cell office:value-type="float" office:value="1924" calcext:value-type="float">
            <text:p>19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25*425 (impcol_d)</text:p>
          </table:table-cell>
          <table:table-cell office:value-type="float" office:value="0.110806" calcext:value-type="float">
            <text:p>0.110806</text:p>
          </table:table-cell>
          <table:table-cell office:value-type="float" office:value="0.002268" calcext:value-type="float">
            <text:p>0.002268</text:p>
          </table:table-cell>
          <table:table-cell table:number-columns-repeated="4"/>
          <table:table-cell office:value-type="float" office:value="369" calcext:value-type="float">
            <text:p>369</text:p>
          </table:table-cell>
          <table:table-cell table:style-name="ce5" office:value-type="float" office:value="3564" calcext:value-type="float">
            <text:p>3564</text:p>
          </table:table-cell>
          <table:table-cell table:style-name="ce5" office:value-type="float" office:value="3653" calcext:value-type="float">
            <text:p>3653</text:p>
          </table:table-cell>
          <table:table-cell office:value-type="float" office:value="1339" calcext:value-type="float">
            <text:p>1339</text:p>
          </table:table-cell>
          <table:table-cell office:value-type="float" office:value="2121" calcext:value-type="float">
            <text:p>2121</text:p>
          </table:table-cell>
          <table:table-cell office:value-type="float" office:value="2903" calcext:value-type="float">
            <text:p>29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30*430 (oscil_dcop_09)</text:p>
          </table:table-cell>
          <table:table-cell office:value-type="float" office:value="0.089499" calcext:value-type="float">
            <text:p>0.089499</text:p>
          </table:table-cell>
          <table:table-cell office:value-type="float" office:value="0.001013" calcext:value-type="float">
            <text:p>0.00101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style-name="ce5" office:value-type="float" office:value="5127" calcext:value-type="float">
            <text:p>5127</text:p>
          </table:table-cell>
          <table:table-cell table:style-name="ce5" office:value-type="float" office:value="4628" calcext:value-type="float">
            <text:p>4628</text:p>
          </table:table-cell>
          <table:table-cell office:value-type="float" office:value="1544" calcext:value-type="float">
            <text:p>1544</text:p>
          </table:table-cell>
          <table:table-cell office:value-type="float" office:value="2672" calcext:value-type="float">
            <text:p>2672</text:p>
          </table:table-cell>
          <table:table-cell office:value-type="float" office:value="2979" calcext:value-type="float">
            <text:p>297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30*430 (oscil_dcop_24)</text:p>
          </table:table-cell>
          <table:table-cell office:value-type="float" office:value="0.089991" calcext:value-type="float">
            <text:p>0.089991</text:p>
          </table:table-cell>
          <table:table-cell office:value-type="float" office:value="0.00133" calcext:value-type="float">
            <text:p>0.00133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table:style-name="ce5" office:value-type="float" office:value="5197" calcext:value-type="float">
            <text:p>5197</text:p>
          </table:table-cell>
          <table:table-cell table:style-name="ce5" office:value-type="float" office:value="4739" calcext:value-type="float">
            <text:p>4739</text:p>
          </table:table-cell>
          <table:table-cell office:value-type="float" office:value="1544" calcext:value-type="float">
            <text:p>1544</text:p>
          </table:table-cell>
          <table:table-cell office:value-type="float" office:value="2670" calcext:value-type="float">
            <text:p>2670</text:p>
          </table:table-cell>
          <table:table-cell office:value-type="float" office:value="3038" calcext:value-type="float">
            <text:p>303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450*450 (rdb450)</text:p>
          </table:table-cell>
          <table:table-cell office:value-type="float" office:value="0.095639" calcext:value-type="float">
            <text:p>0.095639</text:p>
          </table:table-cell>
          <table:table-cell office:value-type="float" office:value="0.002382" calcext:value-type="float">
            <text:p>0.002382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table:number-columns-repeated="2" table:style-name="ce5" office:value-type="float" office:value="13107" calcext:value-type="float">
            <text:p>13107</text:p>
          </table:table-cell>
          <table:table-cell office:value-type="float" office:value="2580" calcext:value-type="float">
            <text:p>2580</text:p>
          </table:table-cell>
          <table:table-cell office:value-type="float" office:value="10262" calcext:value-type="float">
            <text:p>10262</text:p>
          </table:table-cell>
          <table:table-cell office:value-type="float" office:value="10545" calcext:value-type="float">
            <text:p>105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104*1104 (sherman4)</text:p>
          </table:table-cell>
          <table:table-cell office:value-type="float" office:value="1.605015" calcext:value-type="float">
            <text:p>1.605015</text:p>
          </table:table-cell>
          <table:table-cell office:value-type="float" office:value="0.00469" calcext:value-type="float">
            <text:p>0.00469</text:p>
          </table:table-cell>
          <table:table-cell table:style-name="ce4" office:value-type="percentage" office:value="0.94518123" calcext:value-type="percentage">
            <text:p>94.52%</text:p>
          </table:table-cell>
          <table:table-cell table:style-name="ce4" office:value-type="percentage" office:value="0.94426558" calcext:value-type="percentage">
            <text:p>94.43%</text:p>
          </table:table-cell>
          <table:table-cell table:style-name="ce4" office:value-type="percentage" office:value="0.9969" calcext:value-type="percentage">
            <text:p>99.69%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66814" calcext:value-type="float">
            <text:p>66814</text:p>
          </table:table-cell>
          <table:table-cell table:style-name="ce5" office:value-type="float" office:value="66826" calcext:value-type="float">
            <text:p>66826</text:p>
          </table:table-cell>
          <table:table-cell office:value-type="float" office:value="3786" calcext:value-type="float">
            <text:p>3786</text:p>
          </table:table-cell>
          <table:table-cell office:value-type="float" office:value="13347" calcext:value-type="float">
            <text:p>13347</text:p>
          </table:table-cell>
          <table:table-cell office:value-type="float" office:value="13353" calcext:value-type="float">
            <text:p>13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53*2053 （Chebyshev2）</text:p>
          </table:table-cell>
          <table:table-cell office:value-type="float" office:value="22.042749" calcext:value-type="float">
            <text:p>22.042749</text:p>
          </table:table-cell>
          <table:table-cell office:value-type="float" office:value="0.240775" calcext:value-type="float">
            <text:p>0.240775</text:p>
          </table:table-cell>
          <table:table-cell table:style-name="ce4" office:value-type="percentage" office:value="0.99764307" calcext:value-type="percentage">
            <text:p>99.76%</text:p>
          </table:table-cell>
          <table:table-cell table:style-name="ce4" office:value-type="percentage" office:value="0.63329299" calcext:value-type="percentage">
            <text:p>63.33%</text:p>
          </table:table-cell>
          <table:table-cell table:style-name="ce4" office:value-type="percentage" office:value="0.9956" calcext:value-type="percentage">
            <text:p>99.56%</text:p>
          </table:table-cell>
          <table:table-cell/>
          <table:table-cell office:value-type="float" office:value="528" calcext:value-type="float">
            <text:p>528</text:p>
          </table:table-cell>
          <table:table-cell table:style-name="ce5" office:value-type="float" office:value="9934" calcext:value-type="float">
            <text:p>9934</text:p>
          </table:table-cell>
          <table:table-cell office:value-type="float" office:value="1543547" calcext:value-type="float">
            <text:p>1543547</text:p>
          </table:table-cell>
          <table:table-cell office:value-type="float" office:value="18447" calcext:value-type="float">
            <text:p>18447</text:p>
          </table:table-cell>
          <table:table-cell office:value-type="float" office:value="8255" calcext:value-type="float">
            <text:p>8255</text:p>
          </table:table-cell>
          <table:table-cell table:style-name="ce5" office:value-type="float" office:value="2103336" calcext:value-type="float">
            <text:p>21033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312*3312 (sherman5)</text:p>
          </table:table-cell>
          <table:table-cell office:value-type="float" office:value="108.742119" calcext:value-type="float">
            <text:p>108.742119</text:p>
          </table:table-cell>
          <table:table-cell office:value-type="float" office:value="0.039056" calcext:value-type="float">
            <text:p>0.039056</text:p>
          </table:table-cell>
          <table:table-cell table:style-name="ce4" office:value-type="percentage" office:value="0.96270853" calcext:value-type="percentage">
            <text:p>96.27%</text:p>
          </table:table-cell>
          <table:table-cell table:style-name="ce4" office:value-type="percentage" office:value="0.94565737" calcext:value-type="percentage">
            <text:p>94.57%</text:p>
          </table:table-cell>
          <table:table-cell table:style-name="ce4" office:value-type="percentage" office:value="0.9981" calcext:value-type="percentage">
            <text:p>99.81%</text:p>
          </table:table-cell>
          <table:table-cell/>
          <table:table-cell office:value-type="float" office:value="381" calcext:value-type="float">
            <text:p>381</text:p>
          </table:table-cell>
          <table:table-cell table:style-name="ce5" office:value-type="float" office:value="409063" calcext:value-type="float">
            <text:p>409063</text:p>
          </table:table-cell>
          <table:table-cell table:style-name="ce5" office:value-type="float" office:value="592791" calcext:value-type="float">
            <text:p>592791</text:p>
          </table:table-cell>
          <table:table-cell office:value-type="float" office:value="20793" calcext:value-type="float">
            <text:p>20793</text:p>
          </table:table-cell>
          <table:table-cell office:value-type="float" office:value="94482" calcext:value-type="float">
            <text:p>94482</text:p>
          </table:table-cell>
          <table:table-cell office:value-type="float" office:value="119836" calcext:value-type="float">
            <text:p>1198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05*5005 (sherman3)</text:p>
          </table:table-cell>
          <table:table-cell office:value-type="float" office:value="504.379559" calcext:value-type="float">
            <text:p>504.379559</text:p>
          </table:table-cell>
          <table:table-cell office:value-type="float" office:value="0.040075" calcext:value-type="float">
            <text:p>0.040075</text:p>
          </table:table-cell>
          <table:table-cell table:style-name="ce4" office:value-type="percentage" office:value="0.97810449" calcext:value-type="percentage">
            <text:p>97.81%</text:p>
          </table:table-cell>
          <table:table-cell table:style-name="ce4" office:value-type="percentage" office:value="0.97790469" calcext:value-type="percentage">
            <text:p>97.79%</text:p>
          </table:table-cell>
          <table:table-cell table:style-name="ce4" office:value-type="percentage" office:value="0.9992" calcext:value-type="percentage">
            <text:p>99.92%</text:p>
          </table:table-cell>
          <table:table-cell table:number-columns-repeated="2"/>
          <table:table-cell table:number-columns-repeated="2" office:value-type="float" office:value="548483" calcext:value-type="float">
            <text:p>548483</text:p>
          </table:table-cell>
          <table:table-cell office:value-type="float" office:value="20033" calcext:value-type="float">
            <text:p>20033</text:p>
          </table:table-cell>
          <table:table-cell table:number-columns-repeated="2" office:value-type="float" office:value="191266" calcext:value-type="float">
            <text:p>1912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136*6136 (shermanacd)</text:p>
          </table:table-cell>
          <table:table-cell table:style-name="ce3" office:value-type="float" office:value="1023.140356" calcext:value-type="float">
            <text:p>1023.140356</text:p>
          </table:table-cell>
          <table:table-cell office:value-type="float" office:value="0.316255" calcext:value-type="float">
            <text:p>0.316255</text:p>
          </table:table-cell>
          <table:table-cell table:number-columns-repeated="2"/>
          <table:table-cell table:style-name="ce4" office:value-type="percentage" office:value="0.9985" calcext:value-type="percentage">
            <text:p>99.85%</text:p>
          </table:table-cell>
          <table:table-cell table:number-columns-repeated="2"/>
          <table:table-cell office:value-type="float" office:value="581071" calcext:value-type="float">
            <text:p>581071</text:p>
          </table:table-cell>
          <table:table-cell office:value-type="float" office:value="653023" calcext:value-type="float">
            <text:p>653023</text:p>
          </table:table-cell>
          <table:table-cell office:value-type="float" office:value="53329" calcext:value-type="float">
            <text:p>53329</text:p>
          </table:table-cell>
          <table:table-cell office:value-type="float" office:value="450411" calcext:value-type="float">
            <text:p>450411</text:p>
          </table:table-cell>
          <table:table-cell office:value-type="float" office:value="546075" calcext:value-type="float">
            <text:p>5460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081*8081 (pd)</text:p>
          </table:table-cell>
          <table:table-cell office:value-type="float" office:value="2471.16189" calcext:value-type="float">
            <text:p>2471.16189</text:p>
          </table:table-cell>
          <table:table-cell office:value-type="float" office:value="0.01977" calcext:value-type="float">
            <text:p>0.01977</text:p>
          </table:table-cell>
          <table:table-cell table:number-columns-repeated="7"/>
          <table:table-cell office:value-type="float" office:value="13036" calcext:value-type="float">
            <text:p>13036</text:p>
          </table:table-cell>
          <table:table-cell table:number-columns-repeated="1013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style-name="ce2" office:value-type="string" calcext:value-type="string">
            <text:p>2142*2142 (ts)</text:p>
          </table:table-cell>
          <table:table-cell table:style-name="ce2" office:value-type="string" calcext:value-type="string">
            <text:p>出现了nan</text:p>
          </table:table-cell>
          <table:table-cell table:style-name="ce2" office:value-type="string" calcext:value-type="string">
            <text:p>出现了问题</text:p>
          </table:table-cell>
          <table:table-cell table:style-name="ce2"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6.2988in" svg:height="3.5429in" svg:x="1.185in" svg:y="2.6677in">
            <draw:object draw:notify-on-update-of-ranges="Sheet2.E1:Sheet2.E1 Sheet2.E2:Sheet2.E12 Sheet2.G1:Sheet2.G1 Sheet2.G2:Sheet2.G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number-columns-repeated="3" table:default-cell-style-name="ce1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L的非零元个数（LU）</text:p>
          </table:table-cell>
          <table:table-cell office:value-type="string" calcext:value-type="string">
            <text:p>A的非零元个数</text:p>
          </table:table-cell>
          <table:table-cell office:value-type="string" calcext:value-type="string">
            <text:p>L的非零元个数（superLU）</text:p>
          </table:table-cell>
          <table:table-cell/>
          <table:table-cell office:value-type="string" calcext:value-type="string">
            <text:p>L的非零元个数（LU）</text:p>
          </table:table-cell>
          <table:table-cell office:value-type="string" calcext:value-type="string">
            <text:p>A的非零元个数</text:p>
          </table:table-cell>
          <table:table-cell office:value-type="string" calcext:value-type="string">
            <text:p>L的非零元个数（superLU）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396" calcext:value-type="float">
            <text:p>396</text:p>
          </table:table-cell>
          <table:table-cell table:style-name="ce5" office:value-type="float" office:value="290" calcext:value-type="float">
            <text:p>290</text:p>
          </table:table-cell>
          <table:table-cell/>
          <table:table-cell table:formula="of:=LOG10([.A2])" office:value-type="float" office:value="2.39445168082622" calcext:value-type="float">
            <text:p>2.3944516808</text:p>
          </table:table-cell>
          <table:table-cell table:formula="of:=LOG10([.B2] )" office:value-type="float" office:value="2.59769518592551" calcext:value-type="float">
            <text:p>2.5976951859</text:p>
          </table:table-cell>
          <table:table-cell table:formula="of:=LOG10([.C2])" office:value-type="float" office:value="2.46239799789896" calcext:value-type="float">
            <text:p>2.4623979979</text:p>
          </table:table-cell>
          <table:table-cell table:number-columns-repeated="1017"/>
        </table:table-row>
        <table:table-row table:style-name="ro2">
          <table:table-cell table:style-name="ce5" office:value-type="float" office:value="2592" calcext:value-type="float">
            <text:p>2592</text:p>
          </table:table-cell>
          <table:table-cell office:value-type="float" office:value="1288" calcext:value-type="float">
            <text:p>1288</text:p>
          </table:table-cell>
          <table:table-cell office:value-type="float" office:value="2522" calcext:value-type="float">
            <text:p>2522</text:p>
          </table:table-cell>
          <table:table-cell/>
          <table:table-cell table:formula="of:=LOG10([.A3])" office:value-type="float" office:value="3.41363499719856" calcext:value-type="float">
            <text:p>3.4136349972</text:p>
          </table:table-cell>
          <table:table-cell table:formula="of:=LOG10([.B3] )" office:value-type="float" office:value="3.10991586302379" calcext:value-type="float">
            <text:p>3.109915863</text:p>
          </table:table-cell>
          <table:table-cell table:formula="of:=LOG10([.C3])" office:value-type="float" office:value="3.40174508223706" calcext:value-type="float">
            <text:p>3.4017450822</text:p>
          </table:table-cell>
          <table:table-cell table:number-columns-repeated="1017"/>
        </table:table-row>
        <table:table-row table:style-name="ro2">
          <table:table-cell office:value-type="float" office:value="2568" calcext:value-type="float">
            <text:p>2568</text:p>
          </table:table-cell>
          <table:table-cell office:value-type="float" office:value="3157" calcext:value-type="float">
            <text:p>3157</text:p>
          </table:table-cell>
          <table:table-cell table:style-name="ce5" office:value-type="float" office:value="3225" calcext:value-type="float">
            <text:p>3225</text:p>
          </table:table-cell>
          <table:table-cell/>
          <table:table-cell table:formula="of:=LOG10([.A4])" office:value-type="float" office:value="3.40959501939682" calcext:value-type="float">
            <text:p>3.4095950194</text:p>
          </table:table-cell>
          <table:table-cell table:formula="of:=LOG10([.B4] )" office:value-type="float" office:value="3.49927458189222" calcext:value-type="float">
            <text:p>3.4992745819</text:p>
          </table:table-cell>
          <table:table-cell table:formula="of:=LOG10([.C4])" office:value-type="float" office:value="3.50852971897129" calcext:value-type="float">
            <text:p>3.508529719</text:p>
          </table:table-cell>
          <table:table-cell table:number-columns-repeated="1017"/>
        </table:table-row>
        <table:table-row table:style-name="ro2">
          <table:table-cell table:style-name="ce5" office:value-type="float" office:value="16012" calcext:value-type="float">
            <text:p>16012</text:p>
          </table:table-cell>
          <table:table-cell office:value-type="float" office:value="2860" calcext:value-type="float">
            <text:p>2860</text:p>
          </table:table-cell>
          <table:table-cell office:value-type="float" office:value="1929" calcext:value-type="float">
            <text:p>1929</text:p>
          </table:table-cell>
          <table:table-cell/>
          <table:table-cell table:formula="of:=LOG10([.A5])" office:value-type="float" office:value="4.20444558143307" calcext:value-type="float">
            <text:p>4.2044455814</text:p>
          </table:table-cell>
          <table:table-cell table:formula="of:=LOG10([.B5] )" office:value-type="float" office:value="3.45636603312904" calcext:value-type="float">
            <text:p>3.4563660331</text:p>
          </table:table-cell>
          <table:table-cell table:formula="of:=LOG10([.C5])" office:value-type="float" office:value="3.28533222764388" calcext:value-type="float">
            <text:p>3.2853322276</text:p>
          </table:table-cell>
          <table:table-cell table:number-columns-repeated="1017"/>
        </table:table-row>
        <table:table-row table:style-name="ro2">
          <table:table-cell table:style-name="ce5" office:value-type="float" office:value="3564" calcext:value-type="float">
            <text:p>3564</text:p>
          </table:table-cell>
          <table:table-cell office:value-type="float" office:value="1339" calcext:value-type="float">
            <text:p>1339</text:p>
          </table:table-cell>
          <table:table-cell office:value-type="float" office:value="2121" calcext:value-type="float">
            <text:p>2121</text:p>
          </table:table-cell>
          <table:table-cell/>
          <table:table-cell table:formula="of:=LOG10([.A6])" office:value-type="float" office:value="3.55193769536484" calcext:value-type="float">
            <text:p>3.5519376954</text:p>
          </table:table-cell>
          <table:table-cell table:formula="of:=LOG10([.B6] )" office:value-type="float" office:value="3.12678057701201" calcext:value-type="float">
            <text:p>3.126780577</text:p>
          </table:table-cell>
          <table:table-cell table:formula="of:=LOG10([.C6])" office:value-type="float" office:value="3.32654066851656" calcext:value-type="float">
            <text:p>3.3265406685</text:p>
          </table:table-cell>
          <table:table-cell table:number-columns-repeated="1017"/>
        </table:table-row>
        <table:table-row table:style-name="ro2">
          <table:table-cell table:style-name="ce5" office:value-type="float" office:value="5127" calcext:value-type="float">
            <text:p>5127</text:p>
          </table:table-cell>
          <table:table-cell office:value-type="float" office:value="1544" calcext:value-type="float">
            <text:p>1544</text:p>
          </table:table-cell>
          <table:table-cell office:value-type="float" office:value="2672" calcext:value-type="float">
            <text:p>2672</text:p>
          </table:table-cell>
          <table:table-cell/>
          <table:table-cell table:formula="of:=LOG10([.A7])" office:value-type="float" office:value="3.7098633174404" calcext:value-type="float">
            <text:p>3.7098633174</text:p>
          </table:table-cell>
          <table:table-cell table:formula="of:=LOG10([.B7] )" office:value-type="float" office:value="3.18864729599972" calcext:value-type="float">
            <text:p>3.188647296</text:p>
          </table:table-cell>
          <table:table-cell table:formula="of:=LOG10([.C7])" office:value-type="float" office:value="3.42683645380351" calcext:value-type="float">
            <text:p>3.4268364538</text:p>
          </table:table-cell>
          <table:table-cell table:number-columns-repeated="1017"/>
        </table:table-row>
        <table:table-row table:style-name="ro2">
          <table:table-cell table:style-name="ce5" office:value-type="float" office:value="5197" calcext:value-type="float">
            <text:p>5197</text:p>
          </table:table-cell>
          <table:table-cell office:value-type="float" office:value="1544" calcext:value-type="float">
            <text:p>1544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LOG10([.A8])" office:value-type="float" office:value="3.71575271682286" calcext:value-type="float">
            <text:p>3.7157527168</text:p>
          </table:table-cell>
          <table:table-cell table:formula="of:=LOG10([.B8] )" office:value-type="float" office:value="3.18864729599972" calcext:value-type="float">
            <text:p>3.188647296</text:p>
          </table:table-cell>
          <table:table-cell table:formula="of:=LOG10([.C8])" office:value-type="float" office:value="3.42651126136458" calcext:value-type="float">
            <text:p>3.4265112614</text:p>
          </table:table-cell>
          <table:table-cell table:number-columns-repeated="1017"/>
        </table:table-row>
        <table:table-row table:style-name="ro2">
          <table:table-cell table:style-name="ce5" office:value-type="float" office:value="13107" calcext:value-type="float">
            <text:p>13107</text:p>
          </table:table-cell>
          <table:table-cell office:value-type="float" office:value="2580" calcext:value-type="float">
            <text:p>2580</text:p>
          </table:table-cell>
          <table:table-cell office:value-type="float" office:value="10262" calcext:value-type="float">
            <text:p>10262</text:p>
          </table:table-cell>
          <table:table-cell/>
          <table:table-cell table:formula="of:=LOG10([.A9])" office:value-type="float" office:value="4.11750329942923" calcext:value-type="float">
            <text:p>4.1175032994</text:p>
          </table:table-cell>
          <table:table-cell table:formula="of:=LOG10([.B9] )" office:value-type="float" office:value="3.41161970596323" calcext:value-type="float">
            <text:p>3.411619706</text:p>
          </table:table-cell>
          <table:table-cell table:formula="of:=LOG10([.C9])" office:value-type="float" office:value="4.01123201031937" calcext:value-type="float">
            <text:p>4.0112320103</text:p>
          </table:table-cell>
          <table:table-cell table:number-columns-repeated="1017"/>
        </table:table-row>
        <table:table-row table:style-name="ro2">
          <table:table-cell table:style-name="ce5" office:value-type="float" office:value="66814" calcext:value-type="float">
            <text:p>66814</text:p>
          </table:table-cell>
          <table:table-cell office:value-type="float" office:value="3786" calcext:value-type="float">
            <text:p>3786</text:p>
          </table:table-cell>
          <table:table-cell office:value-type="float" office:value="13347" calcext:value-type="float">
            <text:p>13347</text:p>
          </table:table-cell>
          <table:table-cell/>
          <table:table-cell table:formula="of:=LOG10([.A10])" office:value-type="float" office:value="4.82486747274047" calcext:value-type="float">
            <text:p>4.8248674727</text:p>
          </table:table-cell>
          <table:table-cell table:formula="of:=LOG10([.B10] )" office:value-type="float" office:value="3.57818060962778" calcext:value-type="float">
            <text:p>3.5781806096</text:p>
          </table:table-cell>
          <table:table-cell table:formula="of:=LOG10([.C10])" office:value-type="float" office:value="4.12538366046771" calcext:value-type="float">
            <text:p>4.1253836605</text:p>
          </table:table-cell>
          <table:table-cell table:number-columns-repeated="1017"/>
        </table:table-row>
        <table:table-row table:style-name="ro2">
          <table:table-cell table:style-name="ce5" office:value-type="float" office:value="9934" calcext:value-type="float">
            <text:p>9934</text:p>
          </table:table-cell>
          <table:table-cell office:value-type="float" office:value="18447" calcext:value-type="float">
            <text:p>18447</text:p>
          </table:table-cell>
          <table:table-cell office:value-type="float" office:value="8255" calcext:value-type="float">
            <text:p>8255</text:p>
          </table:table-cell>
          <table:table-cell/>
          <table:table-cell table:formula="of:=LOG10([.A11])" office:value-type="float" office:value="3.9971241556592" calcext:value-type="float">
            <text:p>3.9971241557</text:p>
          </table:table-cell>
          <table:table-cell table:formula="of:=LOG10([.B11] )" office:value-type="float" office:value="4.26592574776431" calcext:value-type="float">
            <text:p>4.2659257478</text:p>
          </table:table-cell>
          <table:table-cell table:formula="of:=LOG10([.C11])" office:value-type="float" office:value="3.91671707759881" calcext:value-type="float">
            <text:p>3.9167170776</text:p>
          </table:table-cell>
          <table:table-cell table:number-columns-repeated="1017"/>
        </table:table-row>
        <table:table-row table:style-name="ro2">
          <table:table-cell table:style-name="ce5" office:value-type="float" office:value="409063" calcext:value-type="float">
            <text:p>409063</text:p>
          </table:table-cell>
          <table:table-cell office:value-type="float" office:value="20793" calcext:value-type="float">
            <text:p>20793</text:p>
          </table:table-cell>
          <table:table-cell office:value-type="float" office:value="94482" calcext:value-type="float">
            <text:p>94482</text:p>
          </table:table-cell>
          <table:table-cell/>
          <table:table-cell table:formula="of:=LOG10([.A12])" office:value-type="float" office:value="5.61179019907176" calcext:value-type="float">
            <text:p>5.6117901991</text:p>
          </table:table-cell>
          <table:table-cell table:formula="of:=LOG10([.B12] )" office:value-type="float" office:value="4.31791715356676" calcext:value-type="float">
            <text:p>4.3179171536</text:p>
          </table:table-cell>
          <table:table-cell table:formula="of:=LOG10([.C12])" office:value-type="float" office:value="4.97534907787145" calcext:value-type="float">
            <text:p>4.97534907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3329" calcext:value-type="float">
            <text:p>53329</text:p>
          </table:table-cell>
          <table:table-cell table:number-columns-repeated="1022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6.2988in" svg:height="3.5429in" svg:x="1.935in" svg:y="2.7311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6.1118in" svg:y="2.7543in">
            <draw:object draw:notify-on-update-of-ranges="Sheet2.E1:Sheet2.E1 Sheet2.E2:Sheet2.E12 Sheet2.G1:Sheet2.G1 Sheet2.G2:Sheet2.G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8" table:default-cell-style-name="ce1"/>
        <table:table-column table:style-name="co19" table:default-cell-style-name="ce1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U的非零元个数（LU）</text:p>
          </table:table-cell>
          <table:table-cell office:value-type="string" calcext:value-type="string">
            <text:p>U的非零元个数（superLU）</text:p>
          </table:table-cell>
          <table:table-cell/>
          <table:table-cell table:style-name="ce1" office:value-type="string" calcext:value-type="string">
            <text:p>U的非零元个数（LU）</text:p>
          </table:table-cell>
          <table:table-cell table:style-name="ce1" office:value-type="string" calcext:value-type="string">
            <text:p>U的非零元个数（superLU）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5" office:value-type="float" office:value="578" calcext:value-type="float">
            <text:p>578</text:p>
          </table:table-cell>
          <table:table-cell/>
          <table:table-cell table:formula="of:=LOG10([.A2])" office:value-type="float" office:value="2.72916478969277" calcext:value-type="float">
            <text:p>2.7291647897</text:p>
          </table:table-cell>
          <table:table-cell table:formula="of:=LOG10([.B2])" office:value-type="float" office:value="2.76192783842053" calcext:value-type="float">
            <text:p>2.7619278384</text:p>
          </table:table-cell>
        </table:table-row>
        <table:table-row table:style-name="ro2">
          <table:table-cell table:style-name="ce5" office:value-type="float" office:value="3614" calcext:value-type="float">
            <text:p>3614</text:p>
          </table:table-cell>
          <table:table-cell office:value-type="float" office:value="3583" calcext:value-type="float">
            <text:p>3583</text:p>
          </table:table-cell>
          <table:table-cell/>
          <table:table-cell table:formula="of:=LOG10([.A3])" office:value-type="float" office:value="3.55798814822491" calcext:value-type="float">
            <text:p>3.5579881482</text:p>
          </table:table-cell>
          <table:table-cell table:formula="of:=LOG10([.B3])" office:value-type="float" office:value="3.55424680816611" calcext:value-type="float">
            <text:p>3.5542468082</text:p>
          </table:table-cell>
        </table:table-row>
        <table:table-row table:style-name="ro2">
          <table:table-cell office:value-type="float" office:value="4055" calcext:value-type="float">
            <text:p>4055</text:p>
          </table:table-cell>
          <table:table-cell table:style-name="ce5" office:value-type="float" office:value="4820" calcext:value-type="float">
            <text:p>4820</text:p>
          </table:table-cell>
          <table:table-cell/>
          <table:table-cell table:formula="of:=LOG10([.A4])" office:value-type="float" office:value="3.60799085854717" calcext:value-type="float">
            <text:p>3.6079908585</text:p>
          </table:table-cell>
          <table:table-cell table:formula="of:=LOG10([.B4])" office:value-type="float" office:value="3.68304703823885" calcext:value-type="float">
            <text:p>3.6830470382</text:p>
          </table:table-cell>
        </table:table-row>
        <table:table-row table:style-name="ro2">
          <table:table-cell table:style-name="ce5" office:value-type="float" office:value="8157" calcext:value-type="float">
            <text:p>8157</text:p>
          </table:table-cell>
          <table:table-cell office:value-type="float" office:value="1924" calcext:value-type="float">
            <text:p>1924</text:p>
          </table:table-cell>
          <table:table-cell/>
          <table:table-cell table:formula="of:=LOG10([.A5])" office:value-type="float" office:value="3.91153046230716" calcext:value-type="float">
            <text:p>3.9115304623</text:p>
          </table:table-cell>
          <table:table-cell table:formula="of:=LOG10([.B5])" office:value-type="float" office:value="3.28420506770179" calcext:value-type="float">
            <text:p>3.2842050677</text:p>
          </table:table-cell>
        </table:table-row>
        <table:table-row table:style-name="ro2">
          <table:table-cell table:style-name="ce5" office:value-type="float" office:value="3653" calcext:value-type="float">
            <text:p>3653</text:p>
          </table:table-cell>
          <table:table-cell office:value-type="float" office:value="2903" calcext:value-type="float">
            <text:p>2903</text:p>
          </table:table-cell>
          <table:table-cell/>
          <table:table-cell table:formula="of:=LOG10([.A6])" office:value-type="float" office:value="3.56264967221192" calcext:value-type="float">
            <text:p>3.5626496722</text:p>
          </table:table-cell>
          <table:table-cell table:formula="of:=LOG10([.B6])" office:value-type="float" office:value="3.46284703583167" calcext:value-type="float">
            <text:p>3.4628470358</text:p>
          </table:table-cell>
        </table:table-row>
        <table:table-row table:style-name="ro2">
          <table:table-cell table:style-name="ce5" office:value-type="float" office:value="4628" calcext:value-type="float">
            <text:p>4628</text:p>
          </table:table-cell>
          <table:table-cell office:value-type="float" office:value="2979" calcext:value-type="float">
            <text:p>2979</text:p>
          </table:table-cell>
          <table:table-cell/>
          <table:table-cell table:formula="of:=LOG10([.A7])" office:value-type="float" office:value="3.66539335027971" calcext:value-type="float">
            <text:p>3.6653933503</text:p>
          </table:table-cell>
          <table:table-cell table:formula="of:=LOG10([.B7])" office:value-type="float" office:value="3.47407050321504" calcext:value-type="float">
            <text:p>3.4740705032</text:p>
          </table:table-cell>
        </table:table-row>
        <table:table-row table:style-name="ro2">
          <table:table-cell table:style-name="ce5" office:value-type="float" office:value="4739" calcext:value-type="float">
            <text:p>4739</text:p>
          </table:table-cell>
          <table:table-cell office:value-type="float" office:value="3038" calcext:value-type="float">
            <text:p>3038</text:p>
          </table:table-cell>
          <table:table-cell/>
          <table:table-cell table:formula="of:=LOG10([.A8])" office:value-type="float" office:value="3.6756867086994" calcext:value-type="float">
            <text:p>3.6756867087</text:p>
          </table:table-cell>
          <table:table-cell table:formula="of:=LOG10([.B8])" office:value-type="float" office:value="3.48258776952677" calcext:value-type="float">
            <text:p>3.4825877695</text:p>
          </table:table-cell>
        </table:table-row>
        <table:table-row table:style-name="ro2">
          <table:table-cell table:style-name="ce5" office:value-type="float" office:value="13107" calcext:value-type="float">
            <text:p>13107</text:p>
          </table:table-cell>
          <table:table-cell office:value-type="float" office:value="10545" calcext:value-type="float">
            <text:p>10545</text:p>
          </table:table-cell>
          <table:table-cell/>
          <table:table-cell table:formula="of:=LOG10([.A9])" office:value-type="float" office:value="4.11750329942923" calcext:value-type="float">
            <text:p>4.1175032994</text:p>
          </table:table-cell>
          <table:table-cell table:formula="of:=LOG10([.B9])" office:value-type="float" office:value="4.02304658407551" calcext:value-type="float">
            <text:p>4.0230465841</text:p>
          </table:table-cell>
        </table:table-row>
        <table:table-row table:style-name="ro2">
          <table:table-cell table:style-name="ce5" office:value-type="float" office:value="66826" calcext:value-type="float">
            <text:p>66826</text:p>
          </table:table-cell>
          <table:table-cell office:value-type="float" office:value="13353" calcext:value-type="float">
            <text:p>13353</text:p>
          </table:table-cell>
          <table:table-cell/>
          <table:table-cell table:formula="of:=LOG10([.A10])" office:value-type="float" office:value="4.82494546636209" calcext:value-type="float">
            <text:p>4.8249454664</text:p>
          </table:table-cell>
          <table:table-cell table:formula="of:=LOG10([.B10])" office:value-type="float" office:value="4.12557884900219" calcext:value-type="float">
            <text:p>4.125578849</text:p>
          </table:table-cell>
        </table:table-row>
        <table:table-row table:style-name="ro2">
          <table:table-cell office:value-type="float" office:value="1543547" calcext:value-type="float">
            <text:p>1543547</text:p>
          </table:table-cell>
          <table:table-cell table:style-name="ce5" office:value-type="float" office:value="2103336" calcext:value-type="float">
            <text:p>2103336</text:p>
          </table:table-cell>
          <table:table-cell/>
          <table:table-cell table:formula="of:=LOG10([.A11])" office:value-type="float" office:value="6.18851985800333" calcext:value-type="float">
            <text:p>6.188519858</text:p>
          </table:table-cell>
          <table:table-cell table:formula="of:=LOG10([.B11])" office:value-type="float" office:value="6.32290865513519" calcext:value-type="float">
            <text:p>6.3229086551</text:p>
          </table:table-cell>
        </table:table-row>
        <table:table-row table:style-name="ro2">
          <table:table-cell table:style-name="ce5" office:value-type="float" office:value="592791" calcext:value-type="float">
            <text:p>592791</text:p>
          </table:table-cell>
          <table:table-cell office:value-type="float" office:value="119836" calcext:value-type="float">
            <text:p>119836</text:p>
          </table:table-cell>
          <table:table-cell/>
          <table:table-cell table:formula="of:=LOG10([.A12])" office:value-type="float" office:value="5.77290160138151" calcext:value-type="float">
            <text:p>5.7729016014</text:p>
          </table:table-cell>
          <table:table-cell table:formula="of:=LOG10([.B12])" office:value-type="float" office:value="5.07858730430299" calcext:value-type="float">
            <text:p>5.0785873043</text:p>
          </table:table-cell>
        </table:table-row>
        <table:table-row table:style-name="ro2" table:number-rows-repeated="22">
          <table:table-cell table:number-columns-repeated="5"/>
        </table:table-row>
        <table:table-row table:style-name="ro2">
          <table:table-cell table:style-name="ce2" table:number-columns-repeated="2"/>
          <table:table-cell table:number-columns-repeated="3"/>
        </table:table-row>
        <table:table-row table:style-name="ro2" table:number-rows-repeated="10485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4" table:style-name="ta1">
        <table:shapes>
          <draw:frame draw:z-index="0" draw:style-name="gr1" draw:text-style-name="P1" svg:width="6.2988in" svg:height="3.5429in" svg:x="5.8398in" svg:y="1.872in">
            <draw:object draw:notify-on-update-of-ranges="Sheet4.C1:Sheet4.C1 Sheet4.C2:Sheet4.C15 Sheet4.D1:Sheet4.D1 Sheet4.D2:Sheet4.D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1"/>
        <table:table-column table:style-name="co22" table:default-cell-style-name="ce1"/>
        <table:table-column table:style-name="co5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LU（Time）</text:p>
          </table:table-cell>
          <table:table-cell office:value-type="string" calcext:value-type="string">
            <text:p>superlu（Time）</text:p>
          </table:table-cell>
          <table:table-cell table:style-name="ce1" office:value-type="string" calcext:value-type="string">
            <text:p>LU（Time）</text:p>
          </table:table-cell>
          <table:table-cell table:style-name="ce1" office:value-type="string" calcext:value-type="string">
            <text:p>superlu（Time）</text:p>
          </table:table-cell>
        </table:table-row>
        <table:table-row table:style-name="ro2">
          <table:table-cell office:value-type="float" office:value="0.001792" calcext:value-type="float">
            <text:p>0.001792</text:p>
          </table:table-cell>
          <table:table-cell office:value-type="float" office:value="0.000232" calcext:value-type="float">
            <text:p>0.000232</text:p>
          </table:table-cell>
          <table:table-cell table:formula="of:=LOG10([.A2])" office:value-type="float" office:value="-2.74666199467389" calcext:value-type="float">
            <text:p>-2.7466619947</text:p>
          </table:table-cell>
          <table:table-cell table:formula="of:=LOG10([.B2])" office:value-type="float" office:value="-3.6345120151091" calcext:value-type="float">
            <text:p>-3.6345120151</text:p>
          </table:table-cell>
        </table:table-row>
        <table:table-row table:style-name="ro2">
          <table:table-cell table:number-columns-repeated="2" office:value-type="float" office:value="0.007436" calcext:value-type="float">
            <text:p>0.007436</text:p>
          </table:table-cell>
          <table:table-cell table:formula="of:=LOG10([.A3])" office:value-type="float" office:value="-2.12866061890014" calcext:value-type="float">
            <text:p>-2.1286606189</text:p>
          </table:table-cell>
          <table:table-cell table:formula="of:=LOG10([.B3])" office:value-type="float" office:value="-2.12866061890014" calcext:value-type="float">
            <text:p>-2.1286606189</text:p>
          </table:table-cell>
        </table:table-row>
        <table:table-row table:style-name="ro2">
          <table:table-cell office:value-type="float" office:value="0.05092" calcext:value-type="float">
            <text:p>0.05092</text:p>
          </table:table-cell>
          <table:table-cell office:value-type="float" office:value="0.001619" calcext:value-type="float">
            <text:p>0.001619</text:p>
          </table:table-cell>
          <table:table-cell table:formula="of:=LOG10([.A4])" office:value-type="float" office:value="-1.29311160501838" calcext:value-type="float">
            <text:p>-1.293111605</text:p>
          </table:table-cell>
          <table:table-cell table:formula="of:=LOG10([.B4])" office:value-type="float" office:value="-2.79075315124663" calcext:value-type="float">
            <text:p>-2.7907531512</text:p>
          </table:table-cell>
        </table:table-row>
        <table:table-row table:style-name="ro2">
          <table:table-cell office:value-type="float" office:value="0.075356" calcext:value-type="float">
            <text:p>0.075356</text:p>
          </table:table-cell>
          <table:table-cell office:value-type="float" office:value="0.001141" calcext:value-type="float">
            <text:p>0.001141</text:p>
          </table:table-cell>
          <table:table-cell table:formula="of:=LOG10([.A5])" office:value-type="float" office:value="-1.12288216255107" calcext:value-type="float">
            <text:p>-1.1228821626</text:p>
          </table:table-cell>
          <table:table-cell table:formula="of:=LOG10([.B5])" office:value-type="float" office:value="-2.94271435558179" calcext:value-type="float">
            <text:p>-2.9427143556</text:p>
          </table:table-cell>
        </table:table-row>
        <table:table-row table:style-name="ro2">
          <table:table-cell office:value-type="float" office:value="0.110806" calcext:value-type="float">
            <text:p>0.110806</text:p>
          </table:table-cell>
          <table:table-cell office:value-type="float" office:value="0.002268" calcext:value-type="float">
            <text:p>0.002268</text:p>
          </table:table-cell>
          <table:table-cell table:formula="of:=LOG10([.A6])" office:value-type="float" office:value="-0.955436722492601" calcext:value-type="float">
            <text:p>-0.9554367225</text:p>
          </table:table-cell>
          <table:table-cell table:formula="of:=LOG10([.B6])" office:value-type="float" office:value="-2.64435694977913" calcext:value-type="float">
            <text:p>-2.6443569498</text:p>
          </table:table-cell>
        </table:table-row>
        <table:table-row table:style-name="ro2">
          <table:table-cell office:value-type="float" office:value="0.089499" calcext:value-type="float">
            <text:p>0.089499</text:p>
          </table:table-cell>
          <table:table-cell office:value-type="float" office:value="0.001013" calcext:value-type="float">
            <text:p>0.001013</text:p>
          </table:table-cell>
          <table:table-cell table:formula="of:=LOG10([.A7])" office:value-type="float" office:value="-1.04818181716351" calcext:value-type="float">
            <text:p>-1.0481818172</text:p>
          </table:table-cell>
          <table:table-cell table:formula="of:=LOG10([.B7])" office:value-type="float" office:value="-2.99439055463972" calcext:value-type="float">
            <text:p>-2.9943905546</text:p>
          </table:table-cell>
        </table:table-row>
        <table:table-row table:style-name="ro2">
          <table:table-cell office:value-type="float" office:value="0.089991" calcext:value-type="float">
            <text:p>0.089991</text:p>
          </table:table-cell>
          <table:table-cell office:value-type="float" office:value="0.00133" calcext:value-type="float">
            <text:p>0.00133</text:p>
          </table:table-cell>
          <table:table-cell table:formula="of:=LOG10([.A8])" office:value-type="float" office:value="-1.04580092218048" calcext:value-type="float">
            <text:p>-1.0458009222</text:p>
          </table:table-cell>
          <table:table-cell table:formula="of:=LOG10([.B8])" office:value-type="float" office:value="-2.87614835903291" calcext:value-type="float">
            <text:p>-2.876148359</text:p>
          </table:table-cell>
        </table:table-row>
        <table:table-row table:style-name="ro2">
          <table:table-cell office:value-type="float" office:value="0.095639" calcext:value-type="float">
            <text:p>0.095639</text:p>
          </table:table-cell>
          <table:table-cell office:value-type="float" office:value="0.002382" calcext:value-type="float">
            <text:p>0.002382</text:p>
          </table:table-cell>
          <table:table-cell table:formula="of:=LOG10([.A9])" office:value-type="float" office:value="-1.01936497350934" calcext:value-type="float">
            <text:p>-1.0193649735</text:p>
          </table:table-cell>
          <table:table-cell table:formula="of:=LOG10([.B9])" office:value-type="float" office:value="-2.62305824285324" calcext:value-type="float">
            <text:p>-2.6230582429</text:p>
          </table:table-cell>
        </table:table-row>
        <table:table-row table:style-name="ro2">
          <table:table-cell office:value-type="float" office:value="1.605015" calcext:value-type="float">
            <text:p>1.605015</text:p>
          </table:table-cell>
          <table:table-cell office:value-type="float" office:value="0.00469" calcext:value-type="float">
            <text:p>0.00469</text:p>
          </table:table-cell>
          <table:table-cell table:formula="of:=LOG10([.A10])" office:value-type="float" office:value="0.205479095548858" calcext:value-type="float">
            <text:p>0.2054790955</text:p>
          </table:table-cell>
          <table:table-cell table:formula="of:=LOG10([.B10])" office:value-type="float" office:value="-2.32882715728492" calcext:value-type="float">
            <text:p>-2.3288271573</text:p>
          </table:table-cell>
        </table:table-row>
        <table:table-row table:style-name="ro2">
          <table:table-cell office:value-type="float" office:value="22.042749" calcext:value-type="float">
            <text:p>22.042749</text:p>
          </table:table-cell>
          <table:table-cell office:value-type="float" office:value="0.240775" calcext:value-type="float">
            <text:p>0.240775</text:p>
          </table:table-cell>
          <table:table-cell table:formula="of:=LOG10([.A11])" office:value-type="float" office:value="1.34326575538312" calcext:value-type="float">
            <text:p>1.3432657554</text:p>
          </table:table-cell>
          <table:table-cell table:formula="of:=LOG10([.B11])" office:value-type="float" office:value="-0.618388608467766" calcext:value-type="float">
            <text:p>-0.6183886085</text:p>
          </table:table-cell>
        </table:table-row>
        <table:table-row table:style-name="ro2">
          <table:table-cell office:value-type="float" office:value="108.742119" calcext:value-type="float">
            <text:p>108.742119</text:p>
          </table:table-cell>
          <table:table-cell office:value-type="float" office:value="0.039056" calcext:value-type="float">
            <text:p>0.039056</text:p>
          </table:table-cell>
          <table:table-cell table:formula="of:=LOG10([.A12])" office:value-type="float" office:value="2.03639779161438" calcext:value-type="float">
            <text:p>2.0363977916</text:p>
          </table:table-cell>
          <table:table-cell table:formula="of:=LOG10([.B12])" office:value-type="float" office:value="-1.40831223792689" calcext:value-type="float">
            <text:p>-1.4083122379</text:p>
          </table:table-cell>
        </table:table-row>
        <table:table-row table:style-name="ro2">
          <table:table-cell office:value-type="float" office:value="504.379559" calcext:value-type="float">
            <text:p>504.379559</text:p>
          </table:table-cell>
          <table:table-cell office:value-type="float" office:value="0.040075" calcext:value-type="float">
            <text:p>0.040075</text:p>
          </table:table-cell>
          <table:table-cell table:formula="of:=LOG10([.A13])" office:value-type="float" office:value="2.70275747759694" calcext:value-type="float">
            <text:p>2.7027574776</text:p>
          </table:table-cell>
          <table:table-cell table:formula="of:=LOG10([.B13])" office:value-type="float" office:value="-1.39712646897382" calcext:value-type="float">
            <text:p>-1.397126469</text:p>
          </table:table-cell>
        </table:table-row>
        <table:table-row table:style-name="ro2">
          <table:table-cell table:style-name="ce3" office:value-type="float" office:value="1023.140356" calcext:value-type="float">
            <text:p>1023.140356</text:p>
          </table:table-cell>
          <table:table-cell office:value-type="float" office:value="0.316255" calcext:value-type="float">
            <text:p>0.316255</text:p>
          </table:table-cell>
          <table:table-cell table:formula="of:=LOG10([.A14])" office:value-type="float" office:value="3.00993521499769" calcext:value-type="float">
            <text:p>3.009935215</text:p>
          </table:table-cell>
          <table:table-cell table:formula="of:=LOG10([.B14])" office:value-type="float" office:value="-0.499962599554485" calcext:value-type="float">
            <text:p>-0.4999625996</text:p>
          </table:table-cell>
        </table:table-row>
        <table:table-row table:style-name="ro2">
          <table:table-cell office:value-type="float" office:value="2471.16189" calcext:value-type="float">
            <text:p>2471.16189</text:p>
          </table:table-cell>
          <table:table-cell office:value-type="float" office:value="0.01977" calcext:value-type="float">
            <text:p>0.01977</text:p>
          </table:table-cell>
          <table:table-cell table:formula="of:=LOG10([.A15])" office:value-type="float" office:value="3.392901197701" calcext:value-type="float">
            <text:p>3.3929011977</text:p>
          </table:table-cell>
          <table:table-cell table:formula="of:=LOG10([.B15])" office:value-type="float" office:value="-1.70399333068633" calcext:value-type="float">
            <text:p>-1.7039933307</text:p>
          </table:table-cell>
        </table:table-row>
        <table:table-row table:style-name="ro2" table:number-rows-repeated="19">
          <table:table-cell table:number-columns-repeated="4"/>
        </table:table-row>
        <table:table-row table:style-name="ro1">
          <table:table-cell table:style-name="ce2" office:value-type="string" calcext:value-type="string">
            <text:p>出现了nan</text:p>
          </table:table-cell>
          <table:table-cell table:style-name="ce2" office:value-type="string" calcext:value-type="string">
            <text:p>出现了问题</text:p>
          </table:table-cell>
          <table:table-cell table:number-columns-repeated="2"/>
        </table:table-row>
        <table:table-row table:style-name="ro2" table:number-rows-repeated="104854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5" table:style-name="ta1">
        <table:table-column table:style-name="co24" table:default-cell-style-name="Default"/>
        <table:table-row table:style-name="ro2">
          <table:table-cell office:value-type="string" calcext:value-type="string">
            <text:p>matrix data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7:07:08.782075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39:23.409075703</meta:creation-date>
    <dc:date>2019-03-18T20:28:29.832423960</dc:date>
    <meta:editing-duration>P34DT7H37M11S</meta:editing-duration>
    <meta:editing-cycles>11</meta:editing-cycles>
    <meta:generator>LibreOffice/4.2.8.2$Linux_X86_64 LibreOffice_project/420m0$Build-2</meta:generator>
    <meta:document-statistic meta:table-count="5" meta:cell-count="33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B2:Sheet1.C15" svg:x="0.32cm" svg:y="0.18cm" svg:width="12.508cm" svg:height="8.64cm">
          <chartooo:coordinate-region svg:x="1.312cm" svg:y="0.38cm" svg:width="11.32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class="chart:line">
            <chart:data-point chart:repeated="14"/>
          </chart:series>
          <chart:series chart:style-name="ch7" chart:values-cell-range-address="Sheet1.C2:Sheet1.C15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792">
                <text:p>0.001792</text:p>
                <draw:g>
                  <svg:desc>Sheet1.B2:Sheet1.B15</svg:desc>
                </draw:g>
              </table:table-cell>
              <table:table-cell office:value-type="float" office:value="0.000232">
                <text:p>0.000232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436">
                <text:p>0.007436</text:p>
              </table:table-cell>
              <table:table-cell office:value-type="float" office:value="0.007436">
                <text:p>0.007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92">
                <text:p>0.05092</text:p>
              </table:table-cell>
              <table:table-cell office:value-type="float" office:value="0.001619">
                <text:p>0.001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356">
                <text:p>0.075356</text:p>
              </table:table-cell>
              <table:table-cell office:value-type="float" office:value="0.001141">
                <text:p>0.001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0806">
                <text:p>0.110806</text:p>
              </table:table-cell>
              <table:table-cell office:value-type="float" office:value="0.002268">
                <text:p>0.002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9499">
                <text:p>0.089499</text:p>
              </table:table-cell>
              <table:table-cell office:value-type="float" office:value="0.001013">
                <text:p>0.001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9991">
                <text:p>0.089991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639">
                <text:p>0.095639</text:p>
              </table:table-cell>
              <table:table-cell office:value-type="float" office:value="0.002382">
                <text:p>0.002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5015">
                <text:p>1.605015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042749">
                <text:p>22.042749</text:p>
              </table:table-cell>
              <table:table-cell office:value-type="float" office:value="0.240775">
                <text:p>0.240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.742119">
                <text:p>108.742119</text:p>
              </table:table-cell>
              <table:table-cell office:value-type="float" office:value="0.039056">
                <text:p>0.039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4.379559">
                <text:p>504.379559</text:p>
              </table:table-cell>
              <table:table-cell office:value-type="float" office:value="0.040075">
                <text:p>0.040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3.140356">
                <text:p>1023.140356</text:p>
              </table:table-cell>
              <table:table-cell office:value-type="float" office:value="0.316255">
                <text:p>0.316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71.16189">
                <text:p>2471.16189</text:p>
              </table:table-cell>
              <table:table-cell office:value-type="float" office:value="0.01977">
                <text:p>0.01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96cm" svg:y="3.873cm" style:legend-expansion="high" chart:style-name="ch2"/>
        <chart:plot-area chart:style-name="ch3" table:cell-range-address="Sheet2.E1:Sheet2.E12 Sheet2.G1:Sheet2.G12" chart:data-source-has-labels="row" svg:x="0.32cm" svg:y="0.18cm" svg:width="9.556cm" svg:height="8.64cm">
          <chartooo:coordinate-region svg:x="0.756cm" svg:y="0.379cm" svg:width="8.9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:Sheet2.E12" chart:label-cell-address="Sheet2.E1:Sheet2.E1" chart:class="chart:line">
            <chart:data-point chart:repeated="11"/>
          </chart:series>
          <chart:series chart:style-name="ch7" chart:values-cell-range-address="Sheet2.G2:Sheet2.G12" chart:label-cell-address="Sheet2.G1:Sheet2.G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的非零元个数（LU）</text:p>
                <draw:g>
                  <svg:desc>Sheet2.E1:Sheet2.E1</svg:desc>
                </draw:g>
              </table:table-cell>
              <table:table-cell office:value-type="string">
                <text:p>L的非零元个数（superLU）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9445168082622">
                <text:p>2.39445168082622</text:p>
                <draw:g>
                  <svg:desc>Sheet2.E2:Sheet2.E12</svg:desc>
                </draw:g>
              </table:table-cell>
              <table:table-cell office:value-type="float" office:value="2.46239799789896">
                <text:p>2.46239799789896</text:p>
                <draw:g>
                  <svg:desc>Sheet2.G2:Sheet2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1363499719856">
                <text:p>3.41363499719856</text:p>
              </table:table-cell>
              <table:table-cell office:value-type="float" office:value="3.40174508223706">
                <text:p>3.40174508223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0959501939682">
                <text:p>3.40959501939682</text:p>
              </table:table-cell>
              <table:table-cell office:value-type="float" office:value="3.50852971897129">
                <text:p>3.50852971897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0444558143307">
                <text:p>4.20444558143307</text:p>
              </table:table-cell>
              <table:table-cell office:value-type="float" office:value="3.28533222764388">
                <text:p>3.28533222764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5193769536484">
                <text:p>3.55193769536484</text:p>
              </table:table-cell>
              <table:table-cell office:value-type="float" office:value="3.32654066851656">
                <text:p>3.3265406685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098633174404">
                <text:p>3.7098633174404</text:p>
              </table:table-cell>
              <table:table-cell office:value-type="float" office:value="3.42683645380351">
                <text:p>3.42683645380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1575271682286">
                <text:p>3.71575271682286</text:p>
              </table:table-cell>
              <table:table-cell office:value-type="float" office:value="3.42651126136458">
                <text:p>3.42651126136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1750329942923">
                <text:p>4.11750329942923</text:p>
              </table:table-cell>
              <table:table-cell office:value-type="float" office:value="4.01123201031937">
                <text:p>4.01123201031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2486747274047">
                <text:p>4.82486747274047</text:p>
              </table:table-cell>
              <table:table-cell office:value-type="float" office:value="4.12538366046771">
                <text:p>4.12538366046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971241556592">
                <text:p>3.9971241556592</text:p>
              </table:table-cell>
              <table:table-cell office:value-type="float" office:value="3.91671707759881">
                <text:p>3.91671707759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1179019907176">
                <text:p>5.61179019907176</text:p>
              </table:table-cell>
              <table:table-cell office:value-type="float" office:value="4.97534907787145">
                <text:p>4.97534907787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0.143cm" svg:y="3.873cm" style:legend-expansion="high" chart:style-name="ch2"/>
        <chart:plot-area chart:style-name="ch3" chart:data-source-has-labels="both" svg:x="0.32cm" svg:y="0.18cm" svg:width="9.503cm" svg:height="8.64cm">
          <chartooo:coordinate-region svg:x="0.756cm" svg:y="0.38cm" svg:width="8.88cm" svg:height="7.793cm"/>
          <chart:axis chart:dimension="x" chart:name="primary-x" chart:style-name="ch4" chartooo:axis-type="text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的非零元个数（LU）</text:p>
              </table:table-cell>
              <table:table-cell office:value-type="string">
                <text:p>U的非零元个数（superLU）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2916478969277">
                <text:p>2.72916478969277</text:p>
              </table:table-cell>
              <table:table-cell office:value-type="float" office:value="2.76192783842053">
                <text:p>2.761927838420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5798814822491">
                <text:p>3.55798814822491</text:p>
              </table:table-cell>
              <table:table-cell office:value-type="float" office:value="3.55424680816611">
                <text:p>3.55424680816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0799085854717">
                <text:p>3.60799085854717</text:p>
              </table:table-cell>
              <table:table-cell office:value-type="float" office:value="3.68304703823885">
                <text:p>3.68304703823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1153046230716">
                <text:p>3.91153046230716</text:p>
              </table:table-cell>
              <table:table-cell office:value-type="float" office:value="3.28420506770179">
                <text:p>3.28420506770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6264967221192">
                <text:p>3.56264967221192</text:p>
              </table:table-cell>
              <table:table-cell office:value-type="float" office:value="3.46284703583167">
                <text:p>3.46284703583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6539335027971">
                <text:p>3.66539335027971</text:p>
              </table:table-cell>
              <table:table-cell office:value-type="float" office:value="3.47407050321504">
                <text:p>3.4740705032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756867086994">
                <text:p>3.6756867086994</text:p>
              </table:table-cell>
              <table:table-cell office:value-type="float" office:value="3.48258776952677">
                <text:p>3.48258776952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1750329942923">
                <text:p>4.11750329942923</text:p>
              </table:table-cell>
              <table:table-cell office:value-type="float" office:value="4.02304658407551">
                <text:p>4.02304658407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2494546636209">
                <text:p>4.82494546636209</text:p>
              </table:table-cell>
              <table:table-cell office:value-type="float" office:value="4.12557884900219">
                <text:p>4.12557884900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8851985800333">
                <text:p>6.18851985800333</text:p>
              </table:table-cell>
              <table:table-cell office:value-type="float" office:value="6.32290865513519">
                <text:p>6.32290865513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7290160138151">
                <text:p>5.77290160138151</text:p>
              </table:table-cell>
              <table:table-cell office:value-type="float" office:value="5.07858730430299">
                <text:p>5.07858730430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96cm" svg:y="3.873cm" style:legend-expansion="high" chart:style-name="ch2"/>
        <chart:plot-area chart:style-name="ch3" table:cell-range-address="Sheet2.E1:Sheet2.E12 Sheet2.G1:Sheet2.G12" chart:data-source-has-labels="row" svg:x="0.32cm" svg:y="0.18cm" svg:width="9.556cm" svg:height="8.64cm">
          <chartooo:coordinate-region svg:x="0.756cm" svg:y="0.379cm" svg:width="8.9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:Sheet2.E12" chart:label-cell-address="Sheet2.E1:Sheet2.E1" chart:class="chart:line">
            <chart:data-point chart:repeated="11"/>
          </chart:series>
          <chart:series chart:style-name="ch7" chart:values-cell-range-address="Sheet2.G2:Sheet2.G12" chart:label-cell-address="Sheet2.G1:Sheet2.G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的非零元个数（LU）</text:p>
                <draw:g>
                  <svg:desc>Sheet2.E1:Sheet2.E1</svg:desc>
                </draw:g>
              </table:table-cell>
              <table:table-cell office:value-type="string">
                <text:p>L的非零元个数（superLU）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9445168082622">
                <text:p>2.39445168082622</text:p>
                <draw:g>
                  <svg:desc>Sheet2.E2:Sheet2.E12</svg:desc>
                </draw:g>
              </table:table-cell>
              <table:table-cell office:value-type="float" office:value="2.46239799789896">
                <text:p>2.46239799789896</text:p>
                <draw:g>
                  <svg:desc>Sheet2.G2:Sheet2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1363499719856">
                <text:p>3.41363499719856</text:p>
              </table:table-cell>
              <table:table-cell office:value-type="float" office:value="3.40174508223706">
                <text:p>3.40174508223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0959501939682">
                <text:p>3.40959501939682</text:p>
              </table:table-cell>
              <table:table-cell office:value-type="float" office:value="3.50852971897129">
                <text:p>3.50852971897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0444558143307">
                <text:p>4.20444558143307</text:p>
              </table:table-cell>
              <table:table-cell office:value-type="float" office:value="3.28533222764388">
                <text:p>3.28533222764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5193769536484">
                <text:p>3.55193769536484</text:p>
              </table:table-cell>
              <table:table-cell office:value-type="float" office:value="3.32654066851656">
                <text:p>3.3265406685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098633174404">
                <text:p>3.7098633174404</text:p>
              </table:table-cell>
              <table:table-cell office:value-type="float" office:value="3.42683645380351">
                <text:p>3.42683645380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1575271682286">
                <text:p>3.71575271682286</text:p>
              </table:table-cell>
              <table:table-cell office:value-type="float" office:value="3.42651126136458">
                <text:p>3.42651126136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1750329942923">
                <text:p>4.11750329942923</text:p>
              </table:table-cell>
              <table:table-cell office:value-type="float" office:value="4.01123201031937">
                <text:p>4.01123201031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2486747274047">
                <text:p>4.82486747274047</text:p>
              </table:table-cell>
              <table:table-cell office:value-type="float" office:value="4.12538366046771">
                <text:p>4.125383660467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971241556592">
                <text:p>3.9971241556592</text:p>
              </table:table-cell>
              <table:table-cell office:value-type="float" office:value="3.91671707759881">
                <text:p>3.91671707759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1179019907176">
                <text:p>5.61179019907176</text:p>
              </table:table-cell>
              <table:table-cell office:value-type="float" office:value="4.97534907787145">
                <text:p>4.975349077871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63cm" svg:y="3.873cm" style:legend-expansion="high" chart:style-name="ch2"/>
        <chart:plot-area chart:style-name="ch3" table:cell-range-address="Sheet4.C1:Sheet4.D15" chart:data-source-has-labels="row" svg:x="0.32cm" svg:y="0.18cm" svg:width="11.223cm" svg:height="8.64cm">
          <chartooo:coordinate-region svg:x="0.862cm" svg:y="0.379cm" svg:width="10.49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15" chart:label-cell-address="Sheet4.C1:Sheet4.C1" chart:class="chart:line">
            <chart:data-point chart:repeated="14"/>
          </chart:series>
          <chart:series chart:style-name="ch7" chart:values-cell-range-address="Sheet4.D2:Sheet4.D15" chart:label-cell-address="Sheet4.D1:Sheet4.D1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（Time）</text:p>
                <draw:g>
                  <svg:desc>Sheet4.C1:Sheet4.C1</svg:desc>
                </draw:g>
              </table:table-cell>
              <table:table-cell office:value-type="string">
                <text:p>superlu（Time）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74666199467389">
                <text:p>-2.74666199467389</text:p>
                <draw:g>
                  <svg:desc>Sheet4.C2:Sheet4.C15</svg:desc>
                </draw:g>
              </table:table-cell>
              <table:table-cell office:value-type="float" office:value="-3.6345120151091">
                <text:p>-3.6345120151091</text:p>
                <draw:g>
                  <svg:desc>Sheet4.D2:Sheet4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12866061890014">
                <text:p>-2.12866061890014</text:p>
              </table:table-cell>
              <table:table-cell office:value-type="float" office:value="-2.12866061890014">
                <text:p>-2.12866061890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9311160501838">
                <text:p>-1.29311160501838</text:p>
              </table:table-cell>
              <table:table-cell office:value-type="float" office:value="-2.79075315124663">
                <text:p>-2.79075315124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2288216255107">
                <text:p>-1.12288216255107</text:p>
              </table:table-cell>
              <table:table-cell office:value-type="float" office:value="-2.94271435558179">
                <text:p>-2.94271435558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55436722492601">
                <text:p>-0.955436722492601</text:p>
              </table:table-cell>
              <table:table-cell office:value-type="float" office:value="-2.64435694977913">
                <text:p>-2.64435694977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4818181716351">
                <text:p>-1.04818181716351</text:p>
              </table:table-cell>
              <table:table-cell office:value-type="float" office:value="-2.99439055463972">
                <text:p>-2.99439055463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580092218048">
                <text:p>-1.04580092218048</text:p>
              </table:table-cell>
              <table:table-cell office:value-type="float" office:value="-2.87614835903291">
                <text:p>-2.87614835903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1936497350934">
                <text:p>-1.01936497350934</text:p>
              </table:table-cell>
              <table:table-cell office:value-type="float" office:value="-2.62305824285324">
                <text:p>-2.62305824285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5479095548858">
                <text:p>0.205479095548858</text:p>
              </table:table-cell>
              <table:table-cell office:value-type="float" office:value="-2.32882715728492">
                <text:p>-2.32882715728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326575538312">
                <text:p>1.34326575538312</text:p>
              </table:table-cell>
              <table:table-cell office:value-type="float" office:value="-0.618388608467766">
                <text:p>-0.618388608467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639779161438">
                <text:p>2.03639779161438</text:p>
              </table:table-cell>
              <table:table-cell office:value-type="float" office:value="-1.40831223792689">
                <text:p>-1.40831223792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0275747759694">
                <text:p>2.70275747759694</text:p>
              </table:table-cell>
              <table:table-cell office:value-type="float" office:value="-1.39712646897382">
                <text:p>-1.39712646897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0993521499769">
                <text:p>3.00993521499769</text:p>
              </table:table-cell>
              <table:table-cell office:value-type="float" office:value="-0.499962599554485">
                <text:p>-0.499962599554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92901197701">
                <text:p>3.392901197701</text:p>
              </table:table-cell>
              <table:table-cell office:value-type="float" office:value="-1.70399333068633">
                <text:p>-1.703993330686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